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parajita" svg:font-family="Aparajita"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text-indent="-0.5in" style:auto-text-indent="false">
        <style:tab-stops/>
      </style:paragraph-properties>
      <style:text-properties style:font-name="Aparajita"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Standard">
      <style:paragraph-properties fo:margin-left="0.5in" fo:margin-right="0in" fo:text-indent="-0.5in" style:auto-text-indent="false">
        <style:tab-stops/>
      </style:paragraph-properties>
      <style:text-properties style:font-name="Aparajit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margin-left="0.5in" fo:margin-right="0in" fo:text-indent="-0.5in" style:auto-text-indent="false" fo:padding="0.0291in" fo:border-left="none" fo:border-right="none" fo:border-top="none" fo:border-bottom="0.0138in solid #000000" style:join-border="false">
        <style:tab-stops/>
      </style:paragraph-properties>
      <style:text-properties style:font-name="Aparajita" fo:font-size="10pt" fo:font-style="normal"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margin-left="0.5in" fo:margin-right="0in" fo:text-indent="-0.5in" style:auto-text-indent="false" fo:padding="0.0291in" fo:border-left="none" fo:border-right="none" fo:border-top="none" fo:border-bottom="0.0138in solid #000000" style:join-border="false">
        <style:tab-stops/>
      </style:paragraph-properties>
      <style:text-properties style:font-name="Aparajita"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Standard">
      <style:paragraph-properties fo:margin-left="0in" fo:margin-right="0in" fo:text-indent="0in" style:auto-text-indent="false">
        <style:tab-stops/>
      </style:paragraph-properties>
      <style:text-properties style:font-name="Aparajita"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EPT: <text:span text:style-name="T1">Player stumbles across competing used car dealerships, North Bridge Auto and Mountain Dealers. Must somehow broker a peace between the families or help one family definitively succeed. North Bridge Auto is based on Norse mythology (ie, the rainbow bridge to Valhalla) and Mountain Dealers is based on Greek (ie, Mount Olympus).</text:span></text:p>
      <text:p text:style-name="P1"/>
      <text:p text:style-name="P1"/>
      <text:p text:style-name="P1"/>
      <text:p text:style-name="P1">HILDA: <text:span text:style-name="T1">Hello, stranger. My name's Hilda. Welcome to North Bridge Auto. You aren't looking for a job, are you?</text:span></text:p>
      <text:p text:style-name="P2"><text:tab/><text:tab/>PLAYER: No.</text:p>
      <text:p text:style-name="P2"><text:tab/><text:tab/><text:tab/>HILDA: Good. Folks seem not to make it out this way much any more, and we don't have steady sales like we used to.</text:p>
      <text:p text:style-name="P2"><text:tab/><text:tab/>PLAYER: Yes, I am.</text:p>
      <text:p text:style-name="P2"><text:tab/><text:tab/><text:tab/>HILDA: I'm sorry, we're not hiring right now. People don't seem to be coming out here much any more, and we don't have steady sales like we used to.</text:p>
      <text:p text:style-name="P2">PLAYER: Why not?</text:p>
      <text:p text:style-name="P2"><text:tab/>HILDA: They think the pickings are too slim – they think neither we nor those son-of-a-bitch upstarts over at Mountain are providing enough for their dollar. I'm inclined to agree, unfortunately.</text:p>
      <text:p text:style-name="P1">Questions.</text:p>
      <text:p text:style-name="P1"><text:tab/>PLAYER: <text:span text:style-name="T1">What does North Bridge Auto do?</text:span></text:p>
      <text:p text:style-name="P2"><text:tab/><text:tab/>HILDA: We're buyers and sellers of some of the finest used automobiles this side of the Mississippi! Truth be told, mainly sellers lately, and not very successful ones at that.</text:p>
      <text:p text:style-name="P1">PLAYER: <text:span text:style-name="T1">Business used to be better?</text:span></text:p>
      <text:p text:style-name="P2"><text:tab/><text:tab/>HILDA: <text:s/>The economy's drying up, though, and our in-house sales crew and outsourced repair people are doing more squabbling with Mountain Dealers than selling or repairing these days.</text:p>
      <text:p text:style-name="P2"/>
      <text:p text:style-name="P2"/>
      <text:p text:style-name="P2">This area's more overrun with hostiles than they'd like; lots of Raiders and Mutants, see. Normally that wouldn't be a problem, and it hasn't been in the past, when we were the sole link, but our <text:s/>in-house guns and outsourced mercs are doing more squabbling with Mountain Caravan Company than protection these days. A driver all the way from the NCR died last month in crossfire between us and some Mountain boys; the big companies don't take kindly to their folk dying so far from home, so runs have stopped since then. We're hardly scraping by managing the locals traders.</text:p>
      <text:p text:style-name="P1">PLAYER: <text:span text:style-name="T1">Is there any way I could help?</text:span></text:p>
      <text:p text:style-name="P2"><text:tab/><text:tab/>HILDA: Hah! You're friendly, aren't you? Friendly or desperate for cash. Yeah. Go knock some sense into that fool Big Z Russo over at Mountain. Tell their guy Freddy to stop coming by here, too, he's getting on my nerves. It's very unlikely, but if you can help out, we'll see to it you're well taken care of come hiring time.</text:p>
      <text:p text:style-name="P1">PLAYER: <text:span text:style-name="T1">Tell me about yourself.</text:span></text:p>
      <text:p text:style-name="P2"><text:tab/><text:tab/>HILDA: I'm not all that exciting, really. I run the company while Dad's out on his walks, which he usually is these days. Mother's a wreck, Helm's good at guarding and not much else, and Siggie's...well, he's OK, at least.</text:p>
      <text:p text:style-name="P2"><text:tab/><text:tab/><text:tab/>PLAYER [Perception]: OK? What was that hesitation?</text:p>
      <text:p text:style-name="P2"><text:tab/><text:tab/><text:tab/>HILDA: Well, Siggie's a big fish in a small pond. He should be out somewhere doing something important, not wasting away here. I...think a lot of him. But that's neither here nor there. Anyway.</text:p>
      <text:p text:style-name="P2"/>
      <text:p text:style-name="P2"/>
      <text:p text:style-name="P4"/>
      <text:p text:style-name="P2"/>
      <text:p text:style-name="P1">ZEUS: <text:span text:style-name="T1">Well! A child of the San Lucas Correctional Facility! It's good to see that the old incubators are still turning out the chicks regularly. Move along, child, there's nothing for you here.</text:span></text:p>
      <text:p text:style-name="P2"><text:tab/>PLAYER: I'm looking for work, and -</text:p>
      <text:p text:style-name="P2">PLAYER: I was just wondering what it is you -</text:p>
      <text:p text:style-name="P2">PLAYER: I'm trying to find -</text:p>
      <text:p text:style-name="P2"><text:tab/>ZEUS: Perhaps I didn't make myself clear. You're not welcome. You'll leave now or I'll call out my brother's dogs. Stay the hell away from the Mountain. [END CONVERSATION]</text:p>
      <text:p text:style-name="P3"/>
      <text:p text:style-name="P5"/>
      <text:p text:style-name="P1">PAUL ORKNEY RUSSO: <text:span text:style-name="T1">Wait! Wait, did my father send you out? Hang on, he didn't mean it. Let me explain. My name's Paul; I'm the chief negotiator for Mountain Dealers. We're looking for help, see, and we're willing to pay a pretty penny for it.</text:span></text:p>
      <text:p text:style-name="P2">PLAYER: Your father seemed to want to get rid of me pretty quickly.</text:p>
      <text:p text:style-name="P2">PAUL: He's not himself right now. He's very...capricious. Come back in a few minutes and he'll be talking to you like you're an old friend. Now, are you <text:soft-page-break/>willing to hear me out?</text:p>
      <text:p text:style-name="P2">PLAYER: Go ahead.</text:p>
      <text:p text:style-name="P2"><text:tab/><text:tab/>PAUL: Oh, good! Now, listen: we're stuck with our competitors over at North Bridge Auto, and our fights with them are causing us all sorts of trouble and taking away all sorts of business. We've tried everything legal and civilized to get rid of them, and we're no match for their <text:s/>big gun lawyers – we're a much smaller organization, see. So we're looking for outside influence to drive them out of the Capitol Wasteland. We'll pay you 100 caps to join in a protest against their presence being held in Canterbury Commons </text:p>
      <text:p text:style-name="P2">PLAYER: No thanks.</text:p>
      <text:p text:style-name="P2"><text:tab/><text:tab/>PAUL: Fine. Fine, I can't force you. Come back if you want to listen.</text:p>
      <text:p text:style-name="P2"/>
      <text:p text:style-name="P2"/>
      <text:p text:style-name="P2">IDEAS:</text:p>
      <text:p text:style-name="P2">While you're at it, pack their negotiator Lucky into a box and set him off to New Vegas. He's not just a fool, he's dangerous out here.</text:p>
      <text:p text:style-name="P2"/>
      <text:p text:style-name="P2"/>
      <text:p text:style-name="P2"/>
      <text:p text:style-name="P2">(lantern-stealing quest; captured: Prometheus B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parajita" svg:font-family="Aparajita"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9T01:17:26.36</meta:creation-date>
    <dc:date>2014-01-10T20:11:14.49</dc:date>
    <meta:editing-duration>P1DT23M58S</meta:editing-duration>
    <meta:editing-cycles>628</meta:editing-cycles>
    <meta:generator>OpenOffice.org/3.3$Win32 OpenOffice.org_project/330m20$Build-9567</meta:generator>
    <meta:document-statistic meta:table-count="0" meta:image-count="0" meta:object-count="0" meta:page-count="2" meta:paragraph-count="35" meta:word-count="813" meta:character-count="4633"/>
  </office:meta>
</office:document-meta>
</file>